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.4165in" fo:margin-right="0.4165in" fo:text-indent="0in" style:auto-text-indent="false"/>
    </style:style>
    <style:style style:name="P5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188038" style:font-name="Roboto Mono" style:font-name-asian="Roboto Mono1" style:font-name-complex="Roboto Mono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eztiwoln19uf"/>Main Title: RAG System Testing Document</text:p>
      <text:p text:style-name="Standard">This is a test paragraph designed to verify UTF-8 encoding. It must correctly display Spanish characters like: "Atención", "Mañana", and "Pingüino".</text:p>
      <text:p text:style-name="P2"/>
      <text:p text:style-name="Standard">Even though the main content is in English, the loader must not corrupt these symbols: á, é, í, ó, ú, ñ, ¿, ¡.</text:p>
      <text:p text:style-name="Heading_20_2"><text:bookmark text:name="_expuq8hhh0tb"/>Section 1: Formatting and Lists</text:p>
      <text:p text:style-name="Standard">The following list items contain mixed language formatting:</text:p>
      <text:p text:style-name="P2"/>
      <text:list xml:id="list4094371881" text:style-name="WWNum1">
        <text:list-item>
          <text:p text:style-name="P3">Critical Element A: Verifying the <text:span text:style-name="T1">bold</text:span> consistency.</text:p>
        </text:list-item>
        <text:list-item>
          <text:p text:style-name="P3">Critical Element B: Testing the <text:span text:style-name="T2">italic</text:span> and <text:span text:style-name="T3">inline_code</text:span> blocks.</text:p>
        </text:list-item>
        <text:list-item>
          <text:p text:style-name="P3">Acción Requerida: Ensure the LLM identifies this bullet point properly.</text:p>
        </text:list-item>
      </text:list>
      <text:p text:style-name="Heading_20_2"><text:bookmark text:name="_tjbetpucrbsz"/>Section 2: Tabular Data (Critical for RAG)</text:p>
      <text:p text:style-name="Standard">The parser should maintain the alignment of this table so the LLM can associate the ID with the Value.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"><text:span text:style-name="T1">ID</text:span></text:p>
            </table:table-cell>
            <table:table-cell table:style-name="Table1.A1" office:value-type="string">
              <text:p text:style-name="P1"><text:span text:style-name="T1">Category</text:span></text:p>
            </table:table-cell>
            <table:table-cell table:style-name="Table1.A1" office:value-type="string">
              <text:p text:style-name="P1"><text:span text:style-name="T1">Value (Metric)</text:span></text:p>
            </table:table-cell>
            <table:table-cell table:style-name="Table1.A1" office:value-type="string">
              <text:p text:style-name="P1"><text:span text:style-name="T1">Status</text:span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">01</text:p>
          </table:table-cell>
          <table:table-cell table:style-name="Table1.A1" office:value-type="string">
            <text:p text:style-name="P1">Sensor_Á</text:p>
          </table:table-cell>
          <table:table-cell table:style-name="Table1.A1" office:value-type="string">
            <text:p text:style-name="P1">98.5%</text:p>
          </table:table-cell>
          <table:table-cell table:style-name="Table1.A1" office:value-type="string">
            <text:p text:style-name="P1">Active</text:p>
          </table:table-cell>
        </table:table-row>
        <table:table-row table:style-name="Table1.1">
          <table:table-cell table:style-name="Table1.A1" office:value-type="string">
            <text:p text:style-name="P1">02</text:p>
          </table:table-cell>
          <table:table-cell table:style-name="Table1.A1" office:value-type="string">
            <text:p text:style-name="P1">Sensor_Ñ</text:p>
          </table:table-cell>
          <table:table-cell table:style-name="Table1.A1" office:value-type="string">
            <text:p text:style-name="P1">12.0 m/s</text:p>
          </table:table-cell>
          <table:table-cell table:style-name="Table1.A1" office:value-type="string">
            <text:p text:style-name="P1">Warning</text:p>
          </table:table-cell>
        </table:table-row>
        <table:table-row table:style-name="Table1.1">
          <table:table-cell table:style-name="Table1.A1" office:value-type="string">
            <text:p text:style-name="P1">03</text:p>
          </table:table-cell>
          <table:table-cell table:style-name="Table1.A1" office:value-type="string">
            <text:p text:style-name="P1">Sensor_Í</text:p>
          </table:table-cell>
          <table:table-cell table:style-name="Table1.A1" office:value-type="string">
            <text:p text:style-name="P1">-5.2 °C</text:p>
          </table:table-cell>
          <table:table-cell table:style-name="Table1.A1" office:value-type="string">
            <text:p text:style-name="P1">Critical</text:p>
          </table:table-cell>
        </table:table-row>
      </table:table>
      <text:p text:style-name="P2"/>
      <text:p text:style-name="P4">Verification Note: This blockquote is a "context hint". The LLM should treat this as metadata or a specific instruction separate from the main bod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7" meta:word-count="161" meta:character-count="967" meta:non-whitespace-character-count="836"/>
    <meta:generator>LibreOfficeDev/6.0.5.2$Linux_X86_64 LibreOffice_project/</meta:generator>
  </office:meta>
</office:document-meta>
</file>